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3cm" svg:stroke-color="#9900ff" draw:marker-start-width="0.65cm" draw:marker-end-width="0.65cm" draw:fill="none" draw:textarea-vertical-align="middle" fo:padding-top="0.275cm" fo:padding-bottom="0.275cm" fo:padding-left="0.4cm" fo:padding-right="0.4cm"/>
    </style:style>
    <style:style style:name="gr3" style:family="graphic" style:parent-style-name="objectwithoutfill">
      <style:graphic-properties svg:stroke-width="0.3cm" svg:stroke-color="#000000" draw:marker-start-width="0.65cm" draw:marker-end-width="0.65cm" draw:fill="none" draw:textarea-vertical-align="middle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1cm" svg:height="1.9cm" svg:x="17cm" svg:y="6.1cm">
          <text:p text:style-name="P1">AP analog i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cm" svg:height="1.9cm" svg:x="14.1cm" svg:y="11.3cm">
          <text:p text:style-name="P1">AP analog ou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cm" svg:height="1.9cm" svg:x="1.1cm" svg:y="6.1cm">
          <text:p text:style-name="P1">AP digital ou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cm" svg:height="1.9cm" svg:x="8.8cm" svg:y="11.1cm">
          <text:p text:style-name="P1">AP digital i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cm" svg:height="1.9cm" svg:x="9.1cm" svg:y="6.1cm">
          <text:p text:style-name="P1">DALLI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2cm" svg:y1="7.1cm" svg:x2="9.1cm" svg:y2="7.1cm">
          <text:p text:style-name="P2"><text:span text:style-name="T1">AES/EBU</text:span></text:p>
          <text:p text:style-name="P2"><text:span text:style-name="T1"/></text:p>
          <text:p text:style-name="P2"><text:span text:style-name="T1"/></text:p>
        </draw:line>
        <draw:line draw:style-name="gr3" draw:text-style-name="P2" draw:layer="layout" svg:x1="13.2cm" svg:y1="7.1cm" svg:x2="17cm" svg:y2="7.1cm">
          <text:p text:style-name="P2"><text:span text:style-name="T1">line out ch.24 (AR)</text:span></text:p>
          <text:p text:style-name="P2"><text:span text:style-name="T1">line out ch.24 (RP1)</text:span></text:p>
          <text:p text:style-name="P2"><text:span text:style-name="T1">HQ monitor ch.6</text:span></text:p>
          <text:p text:style-name="P2"><text:span text:style-name="T1">phones ch.4</text:span></text:p>
          <text:p text:style-name="P2"><text:span text:style-name="T1">SSL ch.6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linjer" style:display-name="Objekt uten fyll og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s Hörmer</meta:initial-creator>
    <meta:creation-date>2015-03-16T17:21:00.158033146</meta:creation-date>
    <dc:date>2015-03-16T18:09:36.310625233</dc:date>
    <dc:creator>Andreas Hörmer</dc:creator>
    <meta:editing-duration>PT2M55S</meta:editing-duration>
    <meta:editing-cycles>1</meta:editing-cycles>
    <meta:document-statistic meta:object-count="7"/>
    <meta:generator>LibreOffice/4.2.7.2$Linux_X86_64 LibreOffice_project/420m0$Build-2</meta:generator>
  </office:meta>
</office:document-meta>
</file>